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0D000002B6B1A38FBA18A0B8A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ee51" officeooo:paragraph-rsid="0018ee51"/>
    </style:style>
    <style:style style:name="P2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P3" style:family="paragraph" style:parent-style-name="Header">
      <style:paragraph-properties fo:line-height="150%"/>
      <style:text-properties officeooo:rsid="0018ee51" officeooo:paragraph-rsid="0018ee51"/>
    </style:style>
    <style:style style:name="P4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MP2" style:family="paragraph" style:parent-style-name="Header">
      <style:paragraph-properties fo:line-height="150%"/>
      <style:text-properties officeooo:rsid="0018ee51" officeooo:paragraph-rsid="0018ee51"/>
    </style:style>
    <style:style style:name="MP3" style:family="paragraph" style:parent-style-name="Header">
      <style:text-properties officeooo:rsid="0018ee51" officeooo:paragraph-rsid="0018ee51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cm" svg:y="0.178cm" svg:width="3.463cm" svg:height="1.947cm" draw:z-index="0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Data Analysis with Python (CS- 366) <text:s text:c="7"/>Semester – VI</text:p>
        <text:p text:style-name="MP3"><draw:line text:anchor-type="paragraph" draw:z-index="1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4:50.179508747</meta:creation-date>
    <dc:date>2023-03-28T16:20:02.199718060</dc:date>
    <meta:editing-duration>PT2M30S</meta:editing-duration>
    <meta:editing-cycles>1</meta:editing-cycles>
    <meta:document-statistic meta:table-count="0" meta:image-count="1" meta:object-count="0" meta:page-count="1" meta:paragraph-count="3" meta:word-count="23" meta:character-count="308" meta:non-whitespace-character-count="132"/>
    <meta:generator>LibreOffice/7.3.7.2$Linux_X86_64 LibreOffice_project/30$Build-2</meta:generator>
  </office:meta>
</office:document-meta>
</file>